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1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1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1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1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1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start" fo:margin-left="0in"/>
      <style:text-properties style:font-name="Times New Roman1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1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1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1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AND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1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AND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  <style:map style:condition="is-true-formula(([.BO6]&gt;0)                                            AND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  <style:map style:condition="is-true-formula(([.BO6]&gt;0)                                            AND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1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1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1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1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1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1" fo:font-size="18pt" style:font-size-asian="18pt" style:font-size-complex="18pt"/>
      <style:map style:condition="is-true-formula(([.BK6]&gt;0)                                         AND   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1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1" fo:font-size="18pt" fo:font-weight="normal" style:font-size-asian="18pt" style:font-weight-asian="normal" style:font-size-complex="18pt" style:font-weight-complex="normal"/>
      <style:map style:condition="is-true-formula(([.BO6]&gt;0)                                         AND   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1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1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1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1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1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1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1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1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1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1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1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1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1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1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1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1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1" fo:font-size="6pt" style:font-size-asian="6pt" style:font-size-complex="6pt"/>
    </style:style>
    <style:style style:name="ce363" style:family="table-cell" style:parent-style-name="Default">
      <style:text-properties style:font-name="Times New Roman1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1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1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1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1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1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1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1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1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1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1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1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1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1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1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1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1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1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1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1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1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1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1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1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1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1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1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1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1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Columbus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Oh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table:formula="of:=[Summary.AD38]" office:value-type="float" office:value="10982.5" calcext:value-type="float" table:number-columns-spanned="3" table:number-rows-spanned="1">
              <text:p>10,982.5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3837" calcext:value-type="float" table:number-columns-spanned="3" table:number-rows-spanned="1">
              <text:p>3,837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49374004097428" calcext:value-type="percentage" table:number-columns-spanned="3" table:number-rows-spanned="1">
              <text:p>34.94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67" calcext:value-type="float" table:number-columns-spanned="2" table:number-rows-spanned="1">
              <text:p>67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Angelo King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table:number-columns-spanned="2" table:number-rows-spanned="8"/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float" office:value="0" calcext:value-type="float">
            <text:p>0</text:p>
          </table:table-cell>
          <table:table-cell table:style-name="ce296"/>
          <table:table-cell table:style-name="ce301" table:formula="of:=[.$F6]+[.$J6]+[.$N6]+[.$R6]+[.$V6]+[.$Z6]+[.$AD6]" office:value-type="float" office:value="0" calcext:value-type="float">
            <text:p>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0" calcext:value-type="float">
            <text:p>0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0" calcext:value-type="float">
            <text:p>0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0" calcext:value-type="float">
            <text:p>0.00</text:p>
          </table:table-cell>
          <table:table-cell table:style-name="ce344"/>
          <table:table-cell table:style-name="ce25" table:formula="of:=[.BC6]+[.BE6]" office:value-type="float" office:value="0" calcext:value-type="float">
            <text:p>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0" calcext:value-type="string">
            <text:p>REG = 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lay Mercer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640" calcext:value-type="float" table:number-columns-spanned="3" table:number-rows-spanned="2">
            <text:p>64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650" calcext:value-type="float" table:number-columns-spanned="3" table:number-rows-spanned="3">
            <text:p>65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Clay Mercer" calcext:value-type="string">
            <text:p>Clay Mercer</text:p>
          </table:table-cell>
          <table:table-cell table:style-name="ce296"/>
          <table:table-cell table:style-name="ce301" table:formula="of:=[.$F14]+[.$J14]+[.$N14]+[.$R14]+[.$V14]+[.$Z14]+[.$AD14]" office:value-type="float" office:value="16.5" calcext:value-type="float">
            <text:p>16.5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640" calcext:value-type="float">
            <text:p>640.00</text:p>
          </table:table-cell>
          <table:table-cell table:style-name="ce304"/>
          <table:table-cell table:style-name="ce307" table:formula="of:=[.BU14]" office:value-type="float" office:value="10" calcext:value-type="float">
            <text:p>1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650" calcext:value-type="float">
            <text:p>650.00</text:p>
          </table:table-cell>
          <table:table-cell table:style-name="ce329"/>
          <table:table-cell table:style-name="ce307" table:formula="of:=[.$AM18]" office:value-type="float" office:value="10" calcext:value-type="float">
            <text:p>10.00</text:p>
          </table:table-cell>
          <table:table-cell table:style-name="ce307"/>
          <table:table-cell table:style-name="ce307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20:.$AD20])" office:value-type="float" office:value="1945" calcext:value-type="float">
            <text:p>1,945.00</text:p>
          </table:table-cell>
          <table:table-cell table:style-name="ce339"/>
          <table:table-cell table:style-name="ce339" table:formula="of:=SUM([.$F21:.$AD21])" office:value-type="float" office:value="650" calcext:value-type="float">
            <text:p>650.00</text:p>
          </table:table-cell>
          <table:table-cell table:style-name="ce344"/>
          <table:table-cell table:style-name="ce25" table:formula="of:=[.BC14]+[.BE14]" office:value-type="float" office:value="650" calcext:value-type="float">
            <text:p>65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hesrown, Mo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650-Expense" calcext:value-type="string" table:number-columns-spanned="3" table:number-rows-spanned="1">
            <text:p>65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630" calcext:value-type="float" table:number-columns-spanned="4" table:number-rows-spanned="1">
            <text:p>6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448" calcext:value-type="float" table:number-columns-spanned="4" table:number-rows-spanned="1">
            <text:p>44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1945" calcext:value-type="float" table:number-columns-spanned="3" table:number-rows-spanned="1">
            <text:p>1945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16.5" calcext:value-type="string">
            <text:p>REG = 16.5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334190231362468" calcext:value-type="percentage" table:number-columns-spanned="2" table:number-rows-spanned="2">
            <text:p>33.42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650" calcext:value-type="float" table:number-columns-spanned="3" table:number-rows-spanned="1">
            <text:p>65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Anthony Ragli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980" calcext:value-type="float" table:number-columns-spanned="3" table:number-rows-spanned="2">
            <text:p>98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990" calcext:value-type="float" table:number-columns-spanned="3" table:number-rows-spanned="3">
            <text:p>99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Anthony Raglin" calcext:value-type="string">
            <text:p>Anthony Raglin</text:p>
          </table:table-cell>
          <table:table-cell table:style-name="ce296"/>
          <table:table-cell table:style-name="ce303" table:formula="of:=[.$F22]+[.$J22]+[.$N22]+[.$R22]+[.$V22]+[.$Z22]+[.$AD22]" office:value-type="float" office:value="24" calcext:value-type="float">
            <text:p>24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980" calcext:value-type="float">
            <text:p>98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990" calcext:value-type="float">
            <text:p>990.0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; [.$BU22]; [.$CA22]* 0.2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3041" calcext:value-type="float">
            <text:p>3,041.00</text:p>
          </table:table-cell>
          <table:table-cell table:style-name="ce341"/>
          <table:table-cell table:style-name="ce341" table:formula="of:=SUM([.$F29:.$AD29])" office:value-type="float" office:value="990" calcext:value-type="float">
            <text:p>990.00</text:p>
          </table:table-cell>
          <table:table-cell table:style-name="ce344"/>
          <table:table-cell table:style-name="ce345" table:formula="of:=[.BC22]+[.BE22]" office:value-type="float" office:value="990" calcext:value-type="float">
            <text:p>99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enesi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er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990-Expense" calcext:value-type="string" table:number-columns-spanned="3" table:number-rows-spanned="1">
            <text:p>99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1050" calcext:value-type="float" table:number-columns-spanned="4" table:number-rows-spanned="1">
            <text:p>10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041" calcext:value-type="float" table:number-columns-spanned="3" table:number-rows-spanned="1">
            <text:p>3041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24" calcext:value-type="string">
            <text:p>REG = 24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325550805656034" calcext:value-type="percentage" table:number-columns-spanned="2" table:number-rows-spanned="2">
            <text:p>32.5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office:value-type="float" office:value="140" calcext:value-type="float" table:number-columns-spanned="4" table:number-rows-spanned="1">
            <text:p>140.00</text:p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990" calcext:value-type="float" table:number-columns-spanned="3" table:number-rows-spanned="1">
            <text:p>99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Brennon Rasmusse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040" calcext:value-type="float" table:number-columns-spanned="3" table:number-rows-spanned="2">
            <text:p>1,04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1050" calcext:value-type="float" table:number-columns-spanned="3" table:number-rows-spanned="3">
            <text:p>1,05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Brennon Rasmussen" calcext:value-type="string">
            <text:p>Brennon Rasmussen</text:p>
          </table:table-cell>
          <table:table-cell table:style-name="ce296"/>
          <table:table-cell table:style-name="ce301" table:formula="of:=[.$F30]+[.$J30]+[.$N30]+[.$R30]+[.$V30]+[.$Z30]+[.$AD30]" office:value-type="float" office:value="31.5" calcext:value-type="float">
            <text:p>31.5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1040" calcext:value-type="float">
            <text:p>1,040.00</text:p>
          </table:table-cell>
          <table:table-cell table:style-name="ce304"/>
          <table:table-cell table:style-name="ce307" table:formula="of:=[.BU30]" office:value-type="float" office:value="10" calcext:value-type="float">
            <text:p>1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1050" calcext:value-type="float">
            <text:p>1,050.00</text:p>
          </table:table-cell>
          <table:table-cell table:style-name="ce329"/>
          <table:table-cell table:style-name="ce307" table:formula="of:=[.$AM34]" office:value-type="float" office:value="10" calcext:value-type="float">
            <text:p>10.00</text:p>
          </table:table-cell>
          <table:table-cell table:style-name="ce307"/>
          <table:table-cell table:style-name="ce307" table:formula="of:=IF([.$BU30] &lt;= [.$CA30]* 0.2; [.$BU30]; [.$CA30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36:.$AD36])" office:value-type="float" office:value="2365" calcext:value-type="float">
            <text:p>2,365.00</text:p>
          </table:table-cell>
          <table:table-cell table:style-name="ce339"/>
          <table:table-cell table:style-name="ce339" table:formula="of:=SUM([.$F37:.$AD37])" office:value-type="float" office:value="1050" calcext:value-type="float">
            <text:p>1,050.00</text:p>
          </table:table-cell>
          <table:table-cell table:style-name="ce344"/>
          <table:table-cell table:style-name="ce25" table:formula="of:=[.BC30]+[.BE30]" office:value-type="float" office:value="1050" calcext:value-type="float">
            <text:p>105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050-Expense" calcext:value-type="string" table:number-columns-spanned="3" table:number-rows-spanned="1">
            <text:p>105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466" calcext:value-type="float" table:number-columns-spanned="4" table:number-rows-spanned="1">
            <text:p>46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2365" calcext:value-type="float" table:number-columns-spanned="3" table:number-rows-spanned="1">
            <text:p>2365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1.5" calcext:value-type="string">
            <text:p>REG = 31.5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443974630021142" calcext:value-type="percentage" table:number-columns-spanned="2" table:number-rows-spanned="2">
            <text:p>44.4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140" table:formula="of:=SUM([.F37:.AD37])" office:value-type="float" office:value="1050" calcext:value-type="float" table:number-columns-spanned="3" table:number-rows-spanned="1">
            <text:p>105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reig Wright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1137" calcext:value-type="float" table:number-columns-spanned="3" table:number-rows-spanned="2">
            <text:p>1,137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1147" calcext:value-type="float" table:number-columns-spanned="3" table:number-rows-spanned="3">
            <text:p>1,147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Creig Wright" calcext:value-type="string">
            <text:p>Creig Wright</text:p>
          </table:table-cell>
          <table:table-cell table:style-name="ce296"/>
          <table:table-cell table:style-name="ce301" table:formula="of:=[.$F54]+[.$J54]+[.$N54]+[.$R54]+[.$V54]+[.$Z54]+[.$AD54]" office:value-type="float" office:value="34" calcext:value-type="float">
            <text:p>34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1137" calcext:value-type="float">
            <text:p>1,137.00</text:p>
          </table:table-cell>
          <table:table-cell table:style-name="ce304"/>
          <table:table-cell table:style-name="ce307" table:formula="of:=[.BU54]" office:value-type="float" office:value="10" calcext:value-type="float">
            <text:p>1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1147" calcext:value-type="float">
            <text:p>1,147.00</text:p>
          </table:table-cell>
          <table:table-cell table:style-name="ce329"/>
          <table:table-cell table:style-name="ce307" table:formula="of:=[.$AM58]" office:value-type="float" office:value="10" calcext:value-type="float">
            <text:p>10.00</text:p>
          </table:table-cell>
          <table:table-cell table:style-name="ce307"/>
          <table:table-cell table:style-name="ce307" table:formula="of:=IF([.$BU54] &lt;= [.$CA54]* 0.2; [.$BU54]; [.$CA5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60:.$AD60])" office:value-type="float" office:value="3631.5" calcext:value-type="float">
            <text:p>3,631.50</text:p>
          </table:table-cell>
          <table:table-cell table:style-name="ce339"/>
          <table:table-cell table:style-name="ce339" table:formula="of:=SUM([.$F61:.$AD61])" office:value-type="float" office:value="1147" calcext:value-type="float">
            <text:p>1,147.00</text:p>
          </table:table-cell>
          <table:table-cell table:style-name="ce344"/>
          <table:table-cell table:style-name="ce25" table:formula="of:=[.BC54]+[.BE54]" office:value-type="float" office:value="1147" calcext:value-type="float">
            <text:p>1147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30 E Chestnut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,oh healt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1147-Expense" calcext:value-type="string" table:number-columns-spanned="3" table:number-rows-spanned="1">
            <text:p>1147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557.5" calcext:value-type="float" table:number-columns-spanned="4" table:number-rows-spanned="1">
            <text:p>557.5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1175" calcext:value-type="float" table:number-columns-spanned="4" table:number-rows-spanned="1">
            <text:p>11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3631.5" calcext:value-type="float" table:number-columns-spanned="3" table:number-rows-spanned="1">
            <text:p>3631.5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34" calcext:value-type="string">
            <text:p>REG = 34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percentage" office:value="0.31584744595897" calcext:value-type="percentage" table:number-columns-spanned="2" table:number-rows-spanned="2">
            <text:p>31.58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92" calcext:value-type="float" table:number-columns-spanned="4" table:number-rows-spanned="1">
            <text:p>192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140" table:formula="of:=SUM([.F61:.AD61])" office:value-type="float" office:value="1147" calcext:value-type="float" table:number-columns-spanned="3" table:number-rows-spanned="1">
            <text:p>1147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  AND   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  AND   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  AND   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  AND   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   OR         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67" calcext:value-type="float" table:number-columns-spanned="2" table:number-rows-spanned="1">
              <text:p>67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Angelo King" calcext:value-type="string" table:number-columns-spanned="3" table:number-rows-spanned="1">
              <text:p>Angelo King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5:.T12])" office:value-type="float" office:value="408" calcext:value-type="float">
            <text:p>408.00</text:p>
          </table:covered-table-cell>
          <table:table-cell table:style-name="ce391" table:formula="of:=SUM([.X5:.X12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5:.X12])" office:value-type="float" office:value="675" calcext:value-type="float">
            <text:p>675.00</text:p>
          </table:covered-table-cell>
          <table:table-cell table:style-name="ce391" table:formula="of:=SUM([.AB5:.AB12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5:.AB12])" office:value-type="float" office:value="466" calcext:value-type="float">
            <text:p>466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Clay Mercer" calcext:value-type="string" table:number-columns-spanned="3" table:number-rows-spanned="8">
            <text:p>Clay Mercer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Chesrown</text:p>
          </table:table-cell>
          <table:covered-table-cell table:number-columns-repeated="2" table:style-name="ce398"/>
          <table:table-cell table:style-name="ce405" office:value-type="float" office:value="430" calcext:value-type="float">
            <text:p>430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8" calcext:value-type="float">
            <text:p>448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3705 Mob</text:p>
          </table:table-cell>
          <table:covered-table-cell table:number-columns-repeated="2" table:style-name="ce399"/>
          <table:table-cell table:style-name="ce406" office:value-type="float" office:value="200" calcext:value-type="float">
            <text:p>200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14:.T21])" office:value-type="float" office:value="867" calcext:value-type="float">
            <text:p>867.00</text:p>
          </table:covered-table-cell>
          <table:table-cell table:style-name="ce391" table:formula="of:=SUM([.X14:.X21])" office:value-type="float" office:value="630" calcext:value-type="float" table:number-columns-spanned="4" table:number-rows-spanned="1">
            <text:p>630.00</text:p>
          </table:table-cell>
          <table:covered-table-cell table:number-columns-repeated="2" table:style-name="ce400"/>
          <table:covered-table-cell table:style-name="ce407" table:formula="of:=SUM([.X14:.X21])" office:value-type="float" office:value="630" calcext:value-type="float">
            <text:p>630.00</text:p>
          </table:covered-table-cell>
          <table:table-cell table:style-name="ce391" table:formula="of:=SUM([.AB14:.AB21])" office:value-type="float" office:value="448" calcext:value-type="float" table:number-columns-spanned="4" table:number-rows-spanned="1">
            <text:p>448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448" calcext:value-type="float">
            <text:p>448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Anthony Raglin" calcext:value-type="string" table:number-columns-spanned="3" table:number-rows-spanned="8">
            <text:p>Anthony Ragli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Genesis</text:p>
          </table:table-cell>
          <table:covered-table-cell table:number-columns-repeated="2" table:style-name="ce398"/>
          <table:table-cell table:style-name="ce405" office:value-type="float" office:value="1050" calcext:value-type="float">
            <text:p>1,050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1050" calcext:value-type="float" table:number-columns-spanned="4" table:number-rows-spanned="1">
            <text:p>1,050.00</text:p>
          </table:table-cell>
          <table:covered-table-cell table:number-columns-repeated="2" table:style-name="ce400"/>
          <table:covered-table-cell table:style-name="ce407" table:formula="of:=SUM([.P23:.P30])" office:value-type="float" office:value="1050" calcext:value-type="float">
            <text:p>1,050.00</text:p>
          </table:covered-table-cell>
          <table:table-cell table:style-name="ce391" table:formula="of:=SUM([.T23:.T30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23:.T30])" office:value-type="float" office:value="867" calcext:value-type="float">
            <text:p>867.00</text:p>
          </table:covered-table-cell>
          <table:table-cell table:style-name="ce391" table:formula="of:=SUM([.X23:.X30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23:.X30])" office:value-type="float" office:value="675" calcext:value-type="float">
            <text:p>675.00</text:p>
          </table:covered-table-cell>
          <table:table-cell table:style-name="ce391" table:formula="of:=SUM([.AB23:.AB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449" calcext:value-type="float">
            <text:p>449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Brennon Rasmussen" calcext:value-type="string" table:number-columns-spanned="3" table:number-rows-spanned="8">
            <text:p>Brennon Rasmusse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41.5" calcext:value-type="float">
            <text:p>541.5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47" office:value-type="float" office:value="541.5" calcext:value-type="float">
            <text:p>541.5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32:.P39])" office:value-type="float" office:value="408" calcext:value-type="float">
            <text:p>408.00</text:p>
          </table:covered-table-cell>
          <table:table-cell table:style-name="ce391" table:formula="of:=SUM([.T32:.T39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32:.T39])" office:value-type="float" office:value="408" calcext:value-type="float">
            <text:p>408.00</text:p>
          </table:covered-table-cell>
          <table:table-cell table:style-name="ce391" table:formula="of:=SUM([.X32:.X39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07" table:formula="of:=SUM([.X32:.X39])" office:value-type="float" office:value="541.5" calcext:value-type="float">
            <text:p>541.50</text:p>
          </table:covered-table-cell>
          <table:table-cell table:style-name="ce391" table:formula="of:=SUM([.AB32:.AB39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466" calcext:value-type="float">
            <text:p>466.00</text:p>
          </table:covered-table-cell>
          <table:table-cell table:style-name="ce445" table:formula="of:=SUM([.AF32:.AF39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49" table:formula="of:=SUM([.AF32:.AF39])" office:value-type="float" office:value="541.5" calcext:value-type="float">
            <text:p>541.5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130 E Chestnut</text:p>
          </table:table-cell>
          <table:covered-table-cell table:number-columns-repeated="2" table:style-name="ce398"/>
          <table:table-cell table:style-name="ce405" office:value-type="float" office:value="557.5" calcext:value-type="float">
            <text:p>557.50</text:p>
          </table:table-cell>
          <table:table-cell table:style-name="ce428" office:value-type="string" calcext:value-type="string" table:number-columns-spanned="3" table:number-rows-spanned="1">
            <text:p>Genesis</text:p>
          </table:table-cell>
          <table:covered-table-cell table:number-columns-repeated="2" table:style-name="ce398"/>
          <table:table-cell table:style-name="ce405" office:value-type="float" office:value="1050" calcext:value-type="float">
            <text:p>1,050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8" calcext:value-type="float">
            <text:p>448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 office:value-type="float" office:value="500" calcext:value-type="float">
            <text:p>500.0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557.5" calcext:value-type="float" table:number-columns-spanned="4" table:number-rows-spanned="1">
            <text:p>557.50</text:p>
          </table:table-cell>
          <table:covered-table-cell table:number-columns-repeated="2" table:style-name="ce400"/>
          <table:covered-table-cell table:style-name="ce418" table:formula="of:=SUM([.L41:.L48])" office:value-type="float" office:value="557.5" calcext:value-type="float">
            <text:p>557.50</text:p>
          </table:covered-table-cell>
          <table:table-cell table:style-name="ce430" table:formula="of:=SUM([.P41:.P48])" office:value-type="float" office:value="1050" calcext:value-type="float" table:number-columns-spanned="4" table:number-rows-spanned="1">
            <text:p>1,050.00</text:p>
          </table:table-cell>
          <table:covered-table-cell table:number-columns-repeated="2" table:style-name="ce400"/>
          <table:covered-table-cell table:style-name="ce407" table:formula="of:=SUM([.P41:.P48])" office:value-type="float" office:value="1050" calcext:value-type="float">
            <text:p>1,050.00</text:p>
          </table:covered-table-cell>
          <table:table-cell table:style-name="ce391" table:formula="of:=SUM([.T41:.T48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41:.T48])" office:value-type="float" office:value="867" calcext:value-type="float">
            <text:p>867.00</text:p>
          </table:covered-table-cell>
          <table:table-cell table:style-name="ce391" table:formula="of:=SUM([.X41:.X48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41:.X48])" office:value-type="float" office:value="675" calcext:value-type="float">
            <text:p>675.00</text:p>
          </table:covered-table-cell>
          <table:table-cell table:style-name="ce391" table:formula="of:=SUM([.AB41:.AB48])" office:value-type="float" office:value="448" calcext:value-type="float" table:number-columns-spanned="4" table:number-rows-spanned="1">
            <text:p>448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448" calcext:value-type="float">
            <text:p>448.00</text:p>
          </table:covered-table-cell>
          <table:table-cell table:style-name="ce445" table:formula="of:=SUM([.AF41:.AF48])" office:value-type="float" office:value="500" calcext:value-type="float" table:number-columns-spanned="4" table:number-rows-spanned="1">
            <text:p>50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500" calcext:value-type="float">
            <text:p>50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 office:value-type="float" office:value="500" calcext:value-type="float">
            <text:p>500.0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50:.P57])" office:value-type="float" office:value="408" calcext:value-type="float">
            <text:p>408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50:.X57])" office:value-type="float" office:value="675" calcext:value-type="float">
            <text:p>675.00</text:p>
          </table:covered-table-cell>
          <table:table-cell table:style-name="ce391" table:formula="of:=SUM([.AB50:.AB57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466" calcext:value-type="float">
            <text:p>466.00</text:p>
          </table:covered-table-cell>
          <table:table-cell table:style-name="ce445" table:formula="of:=SUM([.AF50:.AF57])" office:value-type="float" office:value="500" calcext:value-type="float" table:number-columns-spanned="4" table:number-rows-spanned="1">
            <text:p>50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500" calcext:value-type="float">
            <text:p>50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Creig Wright" calcext:value-type="string" table:number-columns-spanned="3" table:number-rows-spanned="8">
            <text:p>Creig Wright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130 E Chestnut</text:p>
          </table:table-cell>
          <table:covered-table-cell table:number-columns-repeated="2" table:style-name="ce398"/>
          <table:table-cell table:style-name="ce405" office:value-type="float" office:value="557.5" calcext:value-type="float">
            <text:p>557.50</text:p>
          </table:table-cell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41.5" calcext:value-type="float">
            <text:p>541.5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00" calcext:value-type="float">
            <text:p>500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47" office:value-type="float" office:value="541.5" calcext:value-type="float">
            <text:p>541.5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Gahanna health</text:p>
          </table:table-cell>
          <table:covered-table-cell table:number-columns-repeated="2" table:style-name="ce399"/>
          <table:table-cell table:style-name="ce406" office:value-type="float" office:value="550" calcext:value-type="float">
            <text:p>550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Oh HEALTH PRIMARY</text:p>
          </table:table-cell>
          <table:covered-table-cell table:number-columns-repeated="2" table:style-name="ce399"/>
          <table:table-cell table:style-name="ce406" office:value-type="float" office:value="125" calcext:value-type="float">
            <text:p>125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557.5" calcext:value-type="float" table:number-columns-spanned="4" table:number-rows-spanned="1">
            <text:p>557.50</text:p>
          </table:table-cell>
          <table:covered-table-cell table:number-columns-repeated="2" table:style-name="ce400"/>
          <table:covered-table-cell table:style-name="ce418" table:formula="of:=SUM([.L59:.L66])" office:value-type="float" office:value="557.5" calcext:value-type="float">
            <text:p>557.50</text:p>
          </table:covered-table-cell>
          <table:table-cell table:style-name="ce430" table:formula="of:=SUM([.P59:.P66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59:.P66])" office:value-type="float" office:value="408" calcext:value-type="float">
            <text:p>408.00</text:p>
          </table:covered-table-cell>
          <table:table-cell table:style-name="ce391" table:formula="of:=SUM([.T59:.T66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59:.T66])" office:value-type="float" office:value="408" calcext:value-type="float">
            <text:p>408.00</text:p>
          </table:covered-table-cell>
          <table:table-cell table:style-name="ce391" table:formula="of:=SUM([.X59:.X66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07" table:formula="of:=SUM([.X59:.X66])" office:value-type="float" office:value="541.5" calcext:value-type="float">
            <text:p>541.50</text:p>
          </table:covered-table-cell>
          <table:table-cell table:style-name="ce391" table:formula="of:=SUM([.AB59:.AB66])" office:value-type="float" office:value="1175" calcext:value-type="float" table:number-columns-spanned="4" table:number-rows-spanned="1">
            <text:p>1,175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1175" calcext:value-type="float">
            <text:p>1,175.00</text:p>
          </table:covered-table-cell>
          <table:table-cell table:style-name="ce445" table:formula="of:=SUM([.AF59:.AF66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49" table:formula="of:=SUM([.AF59:.AF66])" office:value-type="float" office:value="541.5" calcext:value-type="float">
            <text:p>541.5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office:value-type="string" calcext:value-type="string" table:number-columns-spanned="3" table:number-rows-spanned="1">
            <text:p>Urbana</text:p>
          </table:table-cell>
          <table:covered-table-cell table:number-columns-repeated="2" table:style-name="ce398"/>
          <table:table-cell table:style-name="ce405" office:value-type="float" office:value="325" calcext:value-type="float">
            <text:p>325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930" calcext:value-type="float">
            <text:p>930.00</text:p>
          </table:table-cell>
          <table:table-cell table:style-name="ce389" office:value-type="string" calcext:value-type="string" table:number-columns-spanned="3" table:number-rows-spanned="1">
            <text:p>Us Jersey</text:p>
          </table:table-cell>
          <table:covered-table-cell table:number-columns-repeated="2" table:style-name="ce398"/>
          <table:table-cell table:style-name="ce405" office:value-type="float" office:value="120" calcext:value-type="float">
            <text:p>120.00</text:p>
          </table:table-cell>
          <table:table-cell table:style-name="ce389" office:value-type="string" calcext:value-type="string" table:number-columns-spanned="3" table:number-rows-spanned="1">
            <text:p>Pickerington</text:p>
          </table:table-cell>
          <table:covered-table-cell table:number-columns-repeated="2" table:style-name="ce398"/>
          <table:table-cell table:style-name="ce405" office:value-type="float" office:value="150" calcext:value-type="float">
            <text:p>150.00</text:p>
          </table:table-cell>
          <table:table-cell table:style-name="ce389" office:value-type="float" office:value="470" calcext:value-type="float" table:number-columns-spanned="3" table:number-rows-spanned="1">
            <text:p>470</text:p>
          </table:table-cell>
          <table:covered-table-cell table:number-columns-repeated="2" table:style-name="ce398"/>
          <table:table-cell table:style-name="ce447" office:value-type="float" office:value="50" calcext:value-type="float">
            <text:p>50.0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325" calcext:value-type="float" table:number-columns-spanned="4" table:number-rows-spanned="1">
            <text:p>325.00</text:p>
          </table:table-cell>
          <table:covered-table-cell table:number-columns-repeated="2" table:style-name="ce400"/>
          <table:covered-table-cell table:style-name="ce407" table:formula="of:=SUM([.P68:.P75])" office:value-type="float" office:value="325" calcext:value-type="float">
            <text:p>325.00</text:p>
          </table:covered-table-cell>
          <table:table-cell table:style-name="ce391" table:formula="of:=SUM([.T68:.T75])" office:value-type="float" office:value="930" calcext:value-type="float" table:number-columns-spanned="4" table:number-rows-spanned="1">
            <text:p>930.00</text:p>
          </table:table-cell>
          <table:covered-table-cell table:number-columns-repeated="2" table:style-name="ce400"/>
          <table:covered-table-cell table:style-name="ce407" table:formula="of:=SUM([.T68:.T75])" office:value-type="float" office:value="930" calcext:value-type="float">
            <text:p>930.00</text:p>
          </table:covered-table-cell>
          <table:table-cell table:style-name="ce391" table:formula="of:=SUM([.X68:.X75])" office:value-type="float" office:value="120" calcext:value-type="float" table:number-columns-spanned="4" table:number-rows-spanned="1">
            <text:p>120.00</text:p>
          </table:table-cell>
          <table:covered-table-cell table:number-columns-repeated="2" table:style-name="ce400"/>
          <table:covered-table-cell table:style-name="ce407" table:formula="of:=SUM([.X68:.X75])" office:value-type="float" office:value="120" calcext:value-type="float">
            <text:p>120.00</text:p>
          </table:covered-table-cell>
          <table:table-cell table:style-name="ce391" table:formula="of:=SUM([.AB68:.AB75])" office:value-type="float" office:value="150" calcext:value-type="float" table:number-columns-spanned="4" table:number-rows-spanned="1">
            <text:p>15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150" calcext:value-type="float">
            <text:p>150.00</text:p>
          </table:covered-table-cell>
          <table:table-cell table:style-name="ce445" table:formula="of:=SUM([.AF68:.AF75])" office:value-type="float" office:value="50" calcext:value-type="float" table:number-columns-spanned="4" table:number-rows-spanned="1">
            <text:p>5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50" calcext:value-type="float">
            <text:p>5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67" calcext:value-type="float">
            <text:p>67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Angelo King" calcext:value-type="string" table:number-columns-spanned="5" table:number-rows-spanned="1">
            <text:p>Angelo King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Columbus" calcext:value-type="string" table:number-columns-spanned="3" table:number-rows-spanned="1">
            <text:p>Columbus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Oh" calcext:value-type="string">
            <text:p>Oh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6]" office:value-type="float" office:value="0" calcext:value-type="float">
            <text:p>0</text:p>
          </table:table-cell>
          <table:table-cell table:style-name="ce544"/>
          <table:table-cell table:style-name="ce556" table:formula="of:=[$'Weekly Payroll Report'.$BC$6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0" calcext:value-type="float">
            <text:p>0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0" calcext:value-type="float">
            <text:p>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" calcext:value-type="percentage">
            <text:p>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Clay Mercer" calcext:value-type="string">
            <text:p>Clay Mercer</text:p>
          </table:table-cell>
          <table:table-cell table:style-name="ce521"/>
          <table:table-cell table:style-name="ce532" table:formula="of:=[$'Weekly Payroll Report'.$BA$14]" office:value-type="float" office:value="16.5" calcext:value-type="float">
            <text:p>16.5</text:p>
          </table:table-cell>
          <table:table-cell table:style-name="ce545"/>
          <table:table-cell table:style-name="ce557" table:formula="of:=[$'Weekly Payroll Report'.$BC$14]" office:value-type="float" office:value="640" calcext:value-type="float">
            <text:p>640.00</text:p>
          </table:table-cell>
          <table:table-cell table:style-name="ce572"/>
          <table:table-cell table:style-name="ce585" table:formula="of:=[$'Weekly Payroll Report'.$BE$1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650" calcext:value-type="float">
            <text:p>650.00</text:p>
          </table:table-cell>
          <table:table-cell table:style-name="ce545"/>
          <table:table-cell table:style-name="ce680" table:formula="of:=[$'Weekly Payroll Report'.$BU$1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1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14]" office:value-type="float" office:value="1945" calcext:value-type="float">
            <text:p>1,945.00</text:p>
          </table:table-cell>
          <table:table-cell table:style-name="ce706"/>
          <table:table-cell table:style-name="ce726" table:formula="of:=[$'Weekly Payroll Report'.$CA$14]" office:value-type="float" office:value="650" calcext:value-type="float">
            <text:p>65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334190231362468" calcext:value-type="percentage">
            <text:p>33.42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Anthony Raglin" calcext:value-type="string">
            <text:p>Anthony Raglin</text:p>
          </table:table-cell>
          <table:table-cell table:style-name="ce522"/>
          <table:table-cell table:style-name="ce533" table:formula="of:=[$'Weekly Payroll Report'.$BA$22]" office:value-type="float" office:value="24" calcext:value-type="float">
            <text:p>24</text:p>
          </table:table-cell>
          <table:table-cell table:style-name="ce544"/>
          <table:table-cell table:style-name="ce558" table:formula="of:=[$'Weekly Payroll Report'.$BC$22]" office:value-type="float" office:value="980" calcext:value-type="float">
            <text:p>98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990" calcext:value-type="float">
            <text:p>990.0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3041" calcext:value-type="float">
            <text:p>3,041.00</text:p>
          </table:table-cell>
          <table:table-cell table:style-name="ce707"/>
          <table:table-cell table:style-name="ce727" table:formula="of:=[$'Weekly Payroll Report'.$CA$22]" office:value-type="float" office:value="990" calcext:value-type="float">
            <text:p>99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325550805656034" calcext:value-type="percentage">
            <text:p>32.56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Brennon Rasmussen" calcext:value-type="string">
            <text:p>Brennon Rasmussen</text:p>
          </table:table-cell>
          <table:table-cell table:style-name="ce521"/>
          <table:table-cell table:style-name="ce532" table:formula="of:=[$'Weekly Payroll Report'.$BA$30]" office:value-type="float" office:value="31.5" calcext:value-type="float">
            <text:p>31.5</text:p>
          </table:table-cell>
          <table:table-cell table:style-name="ce545"/>
          <table:table-cell table:style-name="ce557" table:formula="of:=[$'Weekly Payroll Report'.$BC$30]" office:value-type="float" office:value="1040" calcext:value-type="float">
            <text:p>1,040.00</text:p>
          </table:table-cell>
          <table:table-cell table:style-name="ce572"/>
          <table:table-cell table:style-name="ce585" table:formula="of:=[$'Weekly Payroll Report'.$BE$30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1050" calcext:value-type="float">
            <text:p>1,050.00</text:p>
          </table:table-cell>
          <table:table-cell table:style-name="ce545"/>
          <table:table-cell table:style-name="ce680" table:formula="of:=[$'Weekly Payroll Report'.$BU$30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30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30]" office:value-type="float" office:value="2365" calcext:value-type="float">
            <text:p>2,365.00</text:p>
          </table:table-cell>
          <table:table-cell table:style-name="ce706"/>
          <table:table-cell table:style-name="ce726" table:formula="of:=[$'Weekly Payroll Report'.$CA$30]" office:value-type="float" office:value="1050" calcext:value-type="float">
            <text:p>1,05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443974630021142" calcext:value-type="percentage">
            <text:p>44.4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Creig Wright" calcext:value-type="string">
            <text:p>Creig Wright</text:p>
          </table:table-cell>
          <table:table-cell table:style-name="ce521"/>
          <table:table-cell table:style-name="ce532" table:formula="of:=[$'Weekly Payroll Report'.$BA$54]" office:value-type="float" office:value="34" calcext:value-type="float">
            <text:p>34</text:p>
          </table:table-cell>
          <table:table-cell table:style-name="ce545"/>
          <table:table-cell table:style-name="ce557" table:formula="of:=[$'Weekly Payroll Report'.$BC$54]" office:value-type="float" office:value="1137" calcext:value-type="float">
            <text:p>1,137.00</text:p>
          </table:table-cell>
          <table:table-cell table:style-name="ce572"/>
          <table:table-cell table:style-name="ce585" table:formula="of:=[$'Weekly Payroll Report'.$BE$5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1147" calcext:value-type="float">
            <text:p>1,147.00</text:p>
          </table:table-cell>
          <table:table-cell table:style-name="ce545"/>
          <table:table-cell table:style-name="ce680" table:formula="of:=[$'Weekly Payroll Report'.$BU$5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5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54]" office:value-type="float" office:value="3631.5" calcext:value-type="float">
            <text:p>3,631.50</text:p>
          </table:table-cell>
          <table:table-cell table:style-name="ce706"/>
          <table:table-cell table:style-name="ce726" table:formula="of:=[$'Weekly Payroll Report'.$CA$54]" office:value-type="float" office:value="1147" calcext:value-type="float">
            <text:p>1,147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.31584744595897" calcext:value-type="percentage">
            <text:p>31.58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06" calcext:value-type="float">
            <text:p>106</text:p>
          </table:table-cell>
          <table:table-cell table:style-name="ce553"/>
          <table:table-cell table:style-name="ce565" table:formula="of:=SUM([.H6:.H37])" office:value-type="float" office:value="3797" calcext:value-type="float">
            <text:p>3797</text:p>
          </table:table-cell>
          <table:table-cell table:style-name="ce580"/>
          <table:table-cell table:style-name="ce584" table:formula="of:=SUM([.J6:.J37])" office:value-type="float" office:value="40" calcext:value-type="float">
            <text:p>40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3837" calcext:value-type="float">
            <text:p>3,837.00</text:p>
          </table:table-cell>
          <table:table-cell table:style-name="ce630"/>
          <table:table-cell table:style-name="ce518" table:formula="of:=SUM([.Z6:.Z37])" office:value-type="float" office:value="40" calcext:value-type="float">
            <text:p>40.00</text:p>
          </table:table-cell>
          <table:table-cell table:style-name="ce630"/>
          <table:table-cell table:style-name="ce518" table:formula="of:=SUM([.AB6:.AB37])" office:value-type="float" office:value="40" calcext:value-type="float">
            <text:p>40.00</text:p>
          </table:table-cell>
          <table:table-cell table:style-name="ce630"/>
          <table:table-cell table:style-name="ce518" table:formula="of:=SUM([.AD6:.AD37])" office:value-type="float" office:value="10982.5" calcext:value-type="float">
            <text:p>10,982.50</text:p>
          </table:table-cell>
          <table:table-cell table:style-name="ce630"/>
          <table:table-cell table:style-name="ce518" table:formula="of:=SUM([.AF6:.AF37])" office:value-type="float" office:value="3837" calcext:value-type="float">
            <text:p>3,837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49374004097428" calcext:value-type="percentage">
            <text:p>34.94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2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2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2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  <style:style style:name="MT1" style:family="text">
      <style:text-properties style:font-name="Times New Roman" fo:font-size="14pt" fo:font-weight="bold"/>
    </style:style>
    <style:style style:name="MT2" style:family="text">
      <style:text-properties style:font-name="Times New Roman2" fo:font-weight="bold"/>
    </style:style>
    <style:style style:name="MT3" style:family="text">
      <style:text-properties style:font-name="Times New Roman" fo:font-weight="bold"/>
    </style:style>
    <style:style style:name="MT4" style:family="text">
      <style:text-properties style:font-name="Times New Roman2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8-11">00/00/0000</text:date></text:span><text:span text:style-name="MT3"><text:s text:c="2"/></text:span><text:span text:style-name="MT3"><text:time style:data-style-name="N2" text:time-value="12:32:47.489496096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2:32:47.490309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8-11">00/00/0000</text:date></text:span><text:span text:style-name="MT4"><text:s text:c="2"/></text:span><text:span text:style-name="MT4"><text:time style:data-style-name="N2" text:time-value="12:32:47.491988698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52M53S</meta:editing-duration>
    <meta:editing-cycles>13</meta:editing-cycles>
    <meta:creation-date>2022-04-19T08:26:36.540000000</meta:creation-date>
    <meta:initial-creator>Angelo King</meta:initial-creator>
    <dc:date>2022-08-11T12:39:05.970907988</dc:date>
    <meta:printed-by>Angelo King</meta:printed-by>
    <meta:print-date>2022-04-22T08:30:16.491000000</meta:print-date>
    <meta:document-statistic meta:table-count="3" meta:cell-count="3880" meta:object-count="0"/>
  </office:meta>
</office:document-meta>
</file>